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638in" svg:y="0.7535in">
            <draw:object draw:notify-on-update-of-ranges="Sheet1.B1:Sheet1.C1 Sheet1.A1:Sheet1.A1 Sheet1.B1:Sheet1.C1 Sheet1.A2:Sheet1.A2 Sheet1.B2:Sheet1.C2 Sheet1.A3:Sheet1.A3 Sheet1.B3:Sheet1.C3 Sheet1.A4:Sheet1.A4 Sheet1.B4:Sheet1.C4 Sheet1.A5:Sheet1.A5 Sheet1.B5:Sheet1.C5 Sheet1.A6:Sheet1.A6 Sheet1.B6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0m</text:p>
          </table:table-cell>
          <table:table-cell office:value-type="float" office:value="55.3796" calcext:value-type="float">
            <text:p>55.3796</text:p>
          </table:table-cell>
          <table:table-cell office:value-type="float" office:value="35.0989" calcext:value-type="float">
            <text:p>35.0989</text:p>
          </table:table-cell>
        </table:table-row>
        <table:table-row table:style-name="ro1">
          <table:table-cell office:value-type="string" calcext:value-type="string">
            <text:p>11v</text:p>
          </table:table-cell>
          <table:table-cell office:value-type="float" office:value="40.76" calcext:value-type="float">
            <text:p>40.76</text:p>
          </table:table-cell>
          <table:table-cell/>
        </table:table-row>
        <table:table-row table:style-name="ro1">
          <table:table-cell office:value-type="string" calcext:value-type="string">
            <text:p>12m</text:p>
          </table:table-cell>
          <table:table-cell office:value-type="float" office:value="48.9448" calcext:value-type="float">
            <text:p>48.9448</text:p>
          </table:table-cell>
          <table:table-cell office:value-type="float" office:value="26.0903" calcext:value-type="float">
            <text:p>26.0903</text:p>
          </table:table-cell>
        </table:table-row>
        <table:table-row table:style-name="ro1">
          <table:table-cell office:value-type="string" calcext:value-type="string">
            <text:p>13m</text:p>
          </table:table-cell>
          <table:table-cell/>
          <table:table-cell office:value-type="float" office:value="42.751" calcext:value-type="float">
            <text:p>42.751</text:p>
          </table:table-cell>
        </table:table-row>
        <table:table-row table:style-name="ro1">
          <table:table-cell office:value-type="string" calcext:value-type="string">
            <text:p>14m</text:p>
          </table:table-cell>
          <table:table-cell office:value-type="float" office:value="56.9367" calcext:value-type="float">
            <text:p>56.9367</text:p>
          </table:table-cell>
          <table:table-cell office:value-type="float" office:value="28.7879" calcext:value-type="float">
            <text:p>28.7879</text:p>
          </table:table-cell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26.5019" calcext:value-type="float">
            <text:p>26.5019</text:p>
          </table:table-cell>
          <table:table-cell office:value-type="float" office:value="28.1636" calcext:value-type="float">
            <text:p>28.1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lt" number:country="LT">Lt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1P0"/>
    </number:currency-style>
    <number:number-style style:name="N10113P0" style:volatile="true" number:language="lt" number:country="LT">
      <number:number number:decimal-places="0" number:min-decimal-places="0" number:min-integer-digits="1" number:grouping="true"/>
      <number:text> Lt</number:text>
    </number:number-style>
    <number:number-style style:name="N10113" number:language="lt" number:country="LT"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0113P0"/>
    </number:number-style>
    <number:number-style style:name="N10114P0" style:volatile="true" number:language="lt" number:country="LT">
      <number:number number:decimal-places="0" number:min-decimal-places="0" number:min-integer-digits="1" number:grouping="true"/>
      <number:text> Lt</number:text>
    </number:number-style>
    <number:number-style style:name="N10114" number:language="lt" number:country="LT">
      <style:text-properties fo:color="#ff0000"/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2" number:min-decimal-places="2" number:min-integer-digits="1" number:grouping="true"/>
      <number:text> Lt</number:text>
    </number:number-style>
    <number:number-style style:name="N10115" number:language="lt" number:country="LT"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0115P0"/>
    </number:number-style>
    <number:number-style style:name="N10116P0" style:volatile="true" number:language="lt" number:country="LT">
      <number:number number:decimal-places="2" number:min-decimal-places="2" number:min-integer-digits="1" number:grouping="true"/>
      <number:text> Lt</number:text>
    </number:number-style>
    <number:number-style style:name="N10116" number:language="lt" number:country="LT">
      <style:text-properties fo:color="#ff0000"/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0116P0"/>
    </number:number-style>
    <number:date-style style:name="N10117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18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19" number:language="lt" number:country="LT">
      <number:day number:style="long"/>
      <number:text>.</number:text>
      <number:month number:textual="true"/>
    </number:date-style>
    <number:date-style style:name="N10120" number:language="lt" number:country="LT">
      <number:month number:textual="true"/>
      <number:text>.</number:text>
      <number:year/>
    </number:date-style>
    <number:time-style style:name="N10121" number:language="lt" number:country="LT">
      <number:hours/>
      <number:text>:</number:text>
      <number:minutes number:style="long"/>
      <number:text> </number:text>
      <number:am-pm/>
    </number:time-style>
    <number:time-style style:name="N10122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4P0" style:volatile="true" number:language="lt" number:country="LT">
      <number:number number:decimal-places="0" number:min-decimal-places="0" number:min-integer-digits="1" number:grouping="true"/>
      <number:text>    </number:text>
    </number:number-style>
    <number:number-style style:name="N10124" number:language="lt" number:country="LT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4P0"/>
    </number:number-style>
    <number:number-style style:name="N10125P0" style:volatile="true" number:language="lt" number:country="LT">
      <number:number number:decimal-places="0" number:min-decimal-places="0" number:min-integer-digits="1" number:grouping="true"/>
      <number:text>    </number:text>
    </number:number-style>
    <number:number-style style:name="N10125" number:language="lt" number:country="LT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5P0"/>
    </number:number-style>
    <number:number-style style:name="N10126P0" style:volatile="true" number:language="lt" number:country="LT">
      <number:number number:decimal-places="2" number:min-decimal-places="2" number:min-integer-digits="1" number:grouping="true"/>
      <number:text>    </number:text>
    </number:number-style>
    <number:number-style style:name="N10126" number:language="lt" number:country="LT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lt" number:country="LT">
      <number:number number:decimal-places="2" number:min-decimal-places="2" number:min-integer-digits="1" number:grouping="true"/>
      <number:text>    </number:text>
    </number:number-style>
    <number:number-style style:name="N10127" number:language="lt" number:country="LT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28P1" style:volatile="true" number:language="lt" number:country="LT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28P2" style:volatile="true" number:language="lt" number:country="LT">
      <number:fill-character> </number:fill-character>
      <number:text>-     </number:text>
    </number:number-style>
    <number:text-style style:name="N10128" number:language="lt" number:country="L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lt" number:country="LT"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0129P1" style:volatile="true" number:language="lt" number:country="LT">
      <number:text>-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0129P2" style:volatile="true" number:language="lt" number:country="LT">
      <number:fill-character> </number:fill-character>
      <number:text>- Lt </number:text>
    </number:number-style>
    <number:text-style style:name="N10129" number:language="lt" number:country="L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lt" number:country="LT"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30P1" style:volatile="true" number:language="lt" number:country="LT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30P2" style:volatile="true" number:language="lt" number:country="LT"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0130" number:language="lt" number:country="LT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lt" number:country="LT"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0131P1" style:volatile="true" number:language="lt" number:country="LT">
      <number:text>-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0131P2" style:volatile="true" number:language="lt" number:country="LT">
      <number:fill-character> </number:fill-character>
      <number:text>-</number:text>
      <number:number number:decimal-places="0" number:min-decimal-places="0" number:min-integer-digits="0"/>
      <number:text> Lt </number:text>
    </number:number-style>
    <number:text-style style:name="N10131" number:language="lt" number:country="LT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lt" number:country="LT">
      <number:minutes number:style="long"/>
      <number:text>:</number:text>
      <number:seconds number:style="long"/>
    </number:time-style>
    <number:time-style style:name="N10133" number:language="lt" number:country="L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lt" number:country="LT">
      <number:minutes number:style="long"/>
      <number:text>:</number:text>
      <number:seconds number:style="long" number:decimal-places="1"/>
    </number:time-style>
    <number:number-style style:name="N10135" number:language="lt" number:country="LT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2T14:23:27.676898277</meta:creation-date>
    <dc:date>2021-02-12T14:23:44.780084226</dc:date>
    <meta:editing-duration>PT19S</meta:editing-duration>
    <meta:editing-cycles>1</meta:editing-cycles>
    <meta:document-statistic meta:table-count="1" meta:cell-count="16" meta:object-count="1"/>
    <meta:generator>LibreOfficeDev/7.2.0.0.alpha0$Linux_X86_64 LibreOffice_project/0c262229337c43f125d8931cba40ab432f51a85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3 4" chart:style-name="ch1">
        <chart:legend chart:legend-position="end" svg:x="13.995cm" svg:y="2.956cm" style:legend-expansion="high" chart:style-name="ch2"/>
        <chart:plot-area chart:style-name="ch3" table:cell-range-address="Sheet1.A1:Sheet1.C6" chart:data-source-has-labels="both" svg:x="0.32cm" svg:y="0.18cm" svg:width="13.355cm" svg:height="8.64cm">
          <chart:coordinate-region svg:x="0.941cm" svg:y="0.379cm" svg:width="12.124cm" svg:height="7.794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C1" chart:label-cell-address="Sheet1.A1:Sheet1.A1" chart:class="chart:line">
            <chart:data-point chart:repeated="2"/>
          </chart:series>
          <chart:series chart:style-name="ch7" chart:values-cell-range-address="Sheet1.B2:Sheet1.C2" chart:label-cell-address="Sheet1.A2:Sheet1.A2" chart:class="chart:line">
            <chart:data-point chart:repeated="2"/>
          </chart:series>
          <chart:series chart:style-name="ch8" chart:values-cell-range-address="Sheet1.B3:Sheet1.C3" chart:label-cell-address="Sheet1.A3:Sheet1.A3" chart:class="chart:line">
            <chart:data-point chart:repeated="2"/>
          </chart:series>
          <chart:series chart:style-name="ch9" chart:values-cell-range-address="Sheet1.B4:Sheet1.C4" chart:label-cell-address="Sheet1.A4:Sheet1.A4" chart:class="chart:line">
            <chart:data-point chart:repeated="2"/>
          </chart:series>
          <chart:series chart:style-name="ch10" chart:values-cell-range-address="Sheet1.B5:Sheet1.C5" chart:label-cell-address="Sheet1.A5:Sheet1.A5" chart:class="chart:line">
            <chart:data-point chart:repeated="2"/>
          </chart:series>
          <chart:series chart:style-name="ch11" chart:values-cell-range-address="Sheet1.B6:Sheet1.C6" chart:label-cell-address="Sheet1.A6:Sheet1.A6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55.3796">
                <text:p>55.3796</text:p>
                <draw:g>
                  <svg:desc>Sheet1.B1:Sheet1.C1</svg:desc>
                </draw:g>
              </table:table-cell>
              <table:table-cell office:value-type="float" office:value="35.0989">
                <text:p>35.0989</text:p>
              </table:table-cell>
            </table:table-row>
          </table:table-header-rows>
          <table:table-rows>
            <table:table-row>
              <table:table-cell office:value-type="string">
                <text:p>10m</text:p>
                <draw:g>
                  <svg:desc>Sheet1.A1:Sheet1.A1</svg:desc>
                </draw:g>
              </table:table-cell>
              <table:table-cell office:value-type="float" office:value="55.3796">
                <text:p>55.3796</text:p>
                <draw:g>
                  <svg:desc>Sheet1.B1:Sheet1.C1</svg:desc>
                </draw:g>
              </table:table-cell>
              <table:table-cell office:value-type="float" office:value="35.0989">
                <text:p>35.0989</text:p>
              </table:table-cell>
            </table:table-row>
            <table:table-row>
              <table:table-cell office:value-type="string">
                <text:p>11v</text:p>
                <draw:g>
                  <svg:desc>Sheet1.A2:Sheet1.A2</svg:desc>
                </draw:g>
              </table:table-cell>
              <table:table-cell office:value-type="float" office:value="40.76">
                <text:p>40.76</text:p>
                <draw:g>
                  <svg:desc>Sheet1.B2:Sheet1.C2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m</text:p>
                <draw:g>
                  <svg:desc>Sheet1.A3:Sheet1.A3</svg:desc>
                </draw:g>
              </table:table-cell>
              <table:table-cell office:value-type="float" office:value="48.9448">
                <text:p>48.9448</text:p>
                <draw:g>
                  <svg:desc>Sheet1.B3:Sheet1.C3</svg:desc>
                </draw:g>
              </table:table-cell>
              <table:table-cell office:value-type="float" office:value="26.0903">
                <text:p>26.0903</text:p>
              </table:table-cell>
            </table:table-row>
            <table:table-row>
              <table:table-cell office:value-type="string">
                <text:p>13m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C4</svg:desc>
                </draw:g>
              </table:table-cell>
              <table:table-cell office:value-type="float" office:value="42.751">
                <text:p>42.751</text:p>
              </table:table-cell>
            </table:table-row>
            <table:table-row>
              <table:table-cell office:value-type="string">
                <text:p>14m</text:p>
                <draw:g>
                  <svg:desc>Sheet1.A5:Sheet1.A5</svg:desc>
                </draw:g>
              </table:table-cell>
              <table:table-cell office:value-type="float" office:value="56.9367">
                <text:p>56.9367</text:p>
                <draw:g>
                  <svg:desc>Sheet1.B5:Sheet1.C5</svg:desc>
                </draw:g>
              </table:table-cell>
              <table:table-cell office:value-type="float" office:value="28.7879">
                <text:p>28.7879</text:p>
              </table:table-cell>
            </table:table-row>
            <table:table-row>
              <table:table-cell office:value-type="string">
                <text:p>15v</text:p>
                <draw:g>
                  <svg:desc>Sheet1.A6:Sheet1.A6</svg:desc>
                </draw:g>
              </table:table-cell>
              <table:table-cell office:value-type="float" office:value="26.5019">
                <text:p>26.5019</text:p>
                <draw:g>
                  <svg:desc>Sheet1.B6:Sheet1.C6</svg:desc>
                </draw:g>
              </table:table-cell>
              <table:table-cell office:value-type="float" office:value="28.1636">
                <text:p>28.1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Dev/7.2.0.0.alpha0$Linux_X86_64 LibreOffice_project/0c262229337c43f125d8931cba40ab432f51a85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